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e or sourc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mg, sailing angle</text:p>
          </table:table-cell>
          <table:table-cell table:style-name="ce1" office:value-type="string" calcext:value-type="string">
            <text:p><text:a xlink:href="http://busse-yachtshop.de/pdf/bg-triton-2013-bys.pdf" xlink:type="simple">http://busse-yachtshop.de/pdf/bg-triton-2013-bys.pdf</text:a> 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ssential guide to sailing instructions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nvertor geopherical to cartesians</text:p>
          </table:table-cell>
          <table:table-cell office:value-type="string" calcext:value-type="string">
            <text:p>https://www.nhc.noaa.gov/gccalc.shtml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5">00.00.0000</text:date>, <text:time style:data-style-name="N2" text:time-value="12:36:28.2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59S</meta:editing-duration>
    <meta:editing-cycles>6</meta:editing-cycles>
    <meta:generator>LibreOffice/4.4.4.3$Windows_x86 LibreOffice_project/2c39ebcf046445232b798108aa8a7e7d89552ea8</meta:generator>
    <dc:date>2020-08-25T12:38:30.554000000</dc: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